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" manifest:full-path="Object 14/statusba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style:font-name="Verdana"/>
    </style:style>
    <style:style style:name="T2" style:family="text">
      <style:text-properties style:font-name="Verdana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/>
    </style:style>
    <style:style style:name="T4" style:family="text">
      <style:text-properties fo:font-weight="bold"/>
    </style:style>
    <style:style style:name="T5" style:family="text">
      <style:text-properties style:font-size-asian="18pt"/>
    </style:style>
    <style:style style:name="T6" style:family="text">
      <style:text-properties style:font-weight-asian="bold"/>
    </style:style>
    <style:style style:name="T7" style:family="text">
      <style:text-properties style:font-size-complex="18pt"/>
    </style:style>
    <style:style style:name="T8" style:family="text">
      <style:text-properties style:font-weight-complex="bold"/>
    </style:style>
    <style:style style:name="fr1" style:family="graphic" style:parent-style-name="Formula">
      <style:graphic-properties style:vertical-pos="from-top" style:vertical-rel="paragraph" style:horizontal-pos="from-left" style:horizontal-rel="paragraph" fo:padding="0.049cm" fo:border="0.002cm solid #000000" style:shadow="none" draw:ole-draw-aspect="1"/>
    </style:style>
    <style:style style:name="fr2" style:family="graphic" style:parent-style-name="Formula">
      <style:graphic-properties style:vertical-pos="from-top" style:vertical-rel="paragraph" style:horizontal-pos="from-left" style:horizontal-rel="paragraph" fo:padding="0.049cm" fo:border="0.002cm solid #000000" style:shadow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Variáveis Aleatórias Continuas</text:span></text:p>
      <text:p text:style-name="Standard"><draw:frame draw:style-name="fr1" draw:name="Objeto2" text:anchor-type="char" svg:x="9.133cm" svg:y="0.416cm" svg:width="7.22cm" svg:height="1.251cm" draw:z-index="1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o1" text:anchor-type="char" svg:x="1.064cm" svg:y="0.416cm" svg:width="7.546cm" svg:height="1.307cm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Objeto3" text:anchor-type="char" svg:x="1.138cm" svg:y="0.161cm" svg:width="2.926cm" svg:height="0.998cm" draw:z-index="6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o4" text:anchor-type="char" svg:x="9.133cm" svg:y="0.305cm" svg:width="4.426cm" svg:height="0.799cm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><draw:frame draw:style-name="fr1" draw:name="Objeto5" text:anchor-type="char" svg:x="1.138cm" svg:y="0.224cm" svg:width="5.701cm" svg:height="0.799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o6" text:anchor-type="char" svg:x="9.133cm" svg:y="0.268cm" svg:width="3.522cm" svg:height="0.487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<text:span text:style-name="T2">Distribuição Uniforme</text:span></text:p>
      <text:p text:style-name="Standard"><draw:frame draw:style-name="fr2" draw:name="Objeto9" text:anchor-type="paragraph" svg:x="7.098cm" svg:y="0.247cm" svg:width="5.456cm" svg:height="2.357cm" draw:z-index="0"><draw:object xlink:href="./Object 9" xlink:type="simple" xlink:show="embed" xlink:actuate="onLoad"/><draw:image xlink:href="./ObjectReplacements/Object 9" xlink:type="simple" xlink:show="embed" xlink:actuate="onLoad"/></draw:frame><draw:frame draw:style-name="fr2" draw:name="Objeto10" text:anchor-type="paragraph" svg:x="13.94cm" svg:y="0.247cm" svg:width="2.545cm" svg:height="0.998cm" draw:z-index="22"><draw:object xlink:href="./Object 8" xlink:type="simple" xlink:show="embed" xlink:actuate="onLoad"/><draw:image xlink:href="./ObjectReplacements/Object 8" xlink:type="simple" xlink:show="embed" xlink:actuate="onLoad"/><svg:desc>fórmula</svg:desc></draw:frame><draw:frame draw:style-name="fr1" draw:name="Objeto7" text:anchor-type="char" svg:x="0.684cm" svg:y="0.247cm" svg:width="5.554cm" svg:height="1.815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Objeto8" text:anchor-type="paragraph" svg:x="13.45cm" svg:y="0.026cm" svg:width="3.143cm" svg:height="1.12cm" draw:z-index="23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Standard"/>
      <text:p text:style-name="Standard"/>
      <text:p text:style-name="P1"><text:span text:style-name="T2"/></text:p>
      <text:p text:style-name="P1"><text:span text:style-name="T2">Distribuição Exponencial</text:span></text:p>
      <text:p text:style-name="Standard"><draw:frame draw:style-name="fr2" draw:name="Objeto13" text:anchor-type="paragraph" svg:x="7.89cm" svg:y="0.302cm" svg:width="8.493cm" svg:height="1.603cm" draw:z-index="2"><draw:object xlink:href="./Object 13" xlink:type="simple" xlink:show="embed" xlink:actuate="onLoad"/><draw:image xlink:href="./ObjectReplacements/Object 13" xlink:type="simple" xlink:show="embed" xlink:actuate="onLoad"/></draw:frame><draw:frame draw:style-name="fr2" draw:name="Objeto11" text:anchor-type="paragraph" svg:x="0.4cm" svg:y="0.3cm" svg:width="6.976cm" svg:height="1.665cm" draw:z-index="1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Objeto14" text:anchor-type="char" svg:x="4.403cm" svg:y="0.293cm" svg:width="3.949cm" svg:height="0.998cm" draw:z-index="15"><draw:object xlink:href="./Object 14" xlink:type="simple" xlink:show="embed" xlink:actuate="onLoad"/><draw:image xlink:href="./ObjectReplacements/Object 14" xlink:type="simple" xlink:show="embed" xlink:actuate="onLoad"/></draw:frame><draw:frame draw:style-name="fr1" draw:name="Objeto15" text:anchor-type="char" svg:x="11.411cm" svg:y="0.293cm" svg:width="1.829cm" svg:height="0.954cm" draw:z-index="14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to16" text:anchor-type="char" svg:x="14.238cm" svg:y="0.293cm" svg:width="1.972cm" svg:height="1.053cm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Distribuição Normal</text:span></text:p>
      <text:p text:style-name="Standard"/>
      <text:p text:style-name="Standard"><draw:frame draw:style-name="fr2" draw:name="Objeto17" text:anchor-type="paragraph" svg:x="2.088cm" svg:y="0.048cm" svg:width="1.937cm" svg:height="0.998cm" draw:z-index="3"><draw:object xlink:href="./Object 17" xlink:type="simple" xlink:show="embed" xlink:actuate="onLoad"/><draw:image xlink:href="./ObjectReplacements/Object 17" xlink:type="simple" xlink:show="embed" xlink:actuate="onLoad"/></draw:frame><draw:frame draw:style-name="fr2" draw:name="Objeto18" text:anchor-type="paragraph" svg:x="5.3cm" svg:y="0.048cm" svg:width="1.85cm" svg:height="0.487cm" draw:z-index="4"><draw:object xlink:href="./Object 18" xlink:type="simple" xlink:show="embed" xlink:actuate="onLoad"/><draw:image xlink:href="./ObjectReplacements/Object 18" xlink:type="simple" xlink:show="embed" xlink:actuate="onLoad"/></draw:frame><draw:frame draw:style-name="fr2" draw:name="Objeto19" text:anchor-type="paragraph" svg:x="8.221cm" svg:y="0.048cm" svg:width="2.034cm" svg:height="0.547cm" draw:z-index="5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<text:span text:style-name="T2">Aproximação pela Normal</text:span></text:p>
      <text:p text:style-name="P1"><draw:frame draw:style-name="fr2" draw:name="Objeto23" text:anchor-type="paragraph" svg:x="3.582cm" svg:y="2.921cm" svg:width="2.76cm" svg:height="0.526cm" draw:z-index="16"><draw:object xlink:href="./Object 23" xlink:type="simple" xlink:show="embed" xlink:actuate="onLoad"/><draw:image xlink:href="./ObjectReplacements/Object 23" xlink:type="simple" xlink:show="embed" xlink:actuate="onLoad"/></draw:frame><draw:frame draw:style-name="fr2" draw:name="Objeto20" text:anchor-type="paragraph" svg:x="11.936cm" svg:y="2.471cm" svg:width="1.051cm" svg:height="0.467cm" draw:z-index="17"><draw:object xlink:href="./Object 20" xlink:type="simple" xlink:show="embed" xlink:actuate="onLoad"/><draw:image xlink:href="./ObjectReplacements/Object 20" xlink:type="simple" xlink:show="embed" xlink:actuate="onLoad"/></draw:frame><draw:frame draw:style-name="fr2" draw:name="Objeto22" text:anchor-type="paragraph" svg:x="13.836cm" svg:y="2.434cm" svg:width="1.358cm" svg:height="0.504cm" draw:z-index="18"><draw:object xlink:href="./Object 22" xlink:type="simple" xlink:show="embed" xlink:actuate="onLoad"/><draw:image xlink:href="./ObjectReplacements/Object 22" xlink:type="simple" xlink:show="embed" xlink:actuate="onLoad"/></draw:frame><draw:frame draw:style-name="fr2" draw:name="Objeto24" text:anchor-type="paragraph" svg:x="1.73cm" svg:y="2.979cm" svg:width="1.249cm" svg:height="0.467cm" draw:z-index="20"><draw:object xlink:href="./Object 24" xlink:type="simple" xlink:show="embed" xlink:actuate="onLoad"/><draw:image xlink:href="./ObjectReplacements/Object 24" xlink:type="simple" xlink:show="embed" xlink:actuate="onLoad"/></draw:frame><draw:frame draw:style-name="fr2" draw:name="Objeto25" text:anchor-type="paragraph" svg:x="10.125cm" svg:y="0.473cm" svg:width="6.652cm" svg:height="1.466cm" draw:z-index="21"><draw:object xlink:href="./Object 25" xlink:type="simple" xlink:show="embed" xlink:actuate="onLoad"/><draw:image xlink:href="./ObjectReplacements/Object 25" xlink:type="simple" xlink:show="embed" xlink:actuate="onLoad"/></draw:frame><draw:frame draw:style-name="fr2" draw:name="Objeto21" text:anchor-type="paragraph" svg:x="0.238cm" svg:y="0.473cm" svg:width="6.888cm" svg:height="1.974cm" draw:z-index="19"><draw:object xlink:href="./Object 21" xlink:type="simple" xlink:show="embed" xlink:actuate="onLoad"/><draw:image xlink:href="./ObjectReplacements/Object 2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0-10-22T22:08:40</meta:creation-date>
    <dc:date>2010-10-24T16:06:01</dc:date>
    <dc:creator>Lucas Pereira</dc:creator>
    <meta:editing-duration>PT02H00M48S</meta:editing-duration>
    <meta:editing-cycles>6</meta:editing-cycles>
    <meta:generator>OpenOffice.org/3.2$Linux OpenOffice.org_project/320m12$Build-9483</meta:generator>
    <meta:document-statistic meta:table-count="0" meta:image-count="0" meta:object-count="24" meta:page-count="1" meta:paragraph-count="5" meta:word-count="12" meta:character-count="117"/>
  </office:meta>
</office:document-meta>
</file>

<file path=Object 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i>x</mi>
                <mo stretchy="false">)</mo>
              </mrow>
              <mi mathvariant="normal">=</mi>
              <mi mathvariant="italic">Funcao</mi>
            </mrow>
            <mi mathvariant="italic">densidade</mi>
            <mi mathvariant="italic">de</mi>
            <mi mathvariant="italic">probabilidade</mi>
          </mrow>
        </mtd>
      </mtr>
      <mtr>
        <mtd>
          <mrow>
            <mi>P</mi>
            <mrow>
              <mrow>
                <mo stretchy="false">(</mo>
                <mrow>
                  <mrow>
                    <mi>a</mi>
                    <mo stretchy="false">&lt;</mo>
                    <mi>x</mi>
                  </mrow>
                  <mo stretchy="false">&lt;</mo>
                  <mi>b</mi>
                </mrow>
                <mo stretchy="false">)</mo>
              </mrow>
              <mi mathvariant="normal">=</mi>
              <mrow>
                <msubsup>
                  <mi mathvariant="normal">∫</mi>
                  <mi>a</mi>
                  <mi>b</mi>
                </msubsup>
                <mi>f</mi>
              </mrow>
            </mrow>
            <mrow>
              <mo stretchy="false">(</mo>
              <mi>x</mi>
              <mo stretchy="false">)</mo>
            </mrow>
            <mi mathvariant="italic">dx</mi>
          </mrow>
        </mtd>
      </mtr>
    </mtable>
    <annotation encoding="StarMath 5.0">f(x) =Funcao densidade de probabilidade
newline
P(a&lt;x&lt;b) = int^b_a f(x)dx
</annotation>
  </semantics>
</math>
</file>

<file path=Object 10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frac>
          <mrow>
            <mrow>
              <mo stretchy="false">(</mo>
              <mrow>
                <mo stretchy="false">β</mo>
                <mi mathvariant="normal">−</mi>
                <mo stretchy="false">α</mo>
              </mrow>
              <mo stretchy="false">)</mo>
            </mrow>
            <mn>²</mn>
          </mrow>
          <mn>12</mn>
        </mfrac>
      </mrow>
    </mrow>
    <annotation encoding="StarMath 5.0">V(X) = {(%beta-%alpha)²} over {12}</annotation>
  </semantics>
</math>
</file>

<file path=Object 11/content.xml><?xml version="1.0" encoding="utf-8"?>
<math xmlns="http://www.w3.org/1998/Math/MathML">
  <semantics>
    <mtable>
      <mtr>
        <mtd>
          <mrow>
            <mi mathvariant="italic">Poisson</mi>
            <mi mathvariant="normal">:</mi>
            <mi mathvariant="italic">Número</mi>
            <mi mathvariant="italic">de</mi>
            <mrow>
              <mi mathvariant="italic">ocorrências</mi>
              <mi mathvariant="normal">∈</mi>
              <mrow>
                <mi stretchy="false" mathvariant="normal">[</mi>
                <mrow>
                  <mn>0,</mn>
                  <mi>t</mi>
                </mrow>
                <mi stretchy="false" mathvariant="normal">]</mi>
              </mrow>
            </mrow>
          </mrow>
        </mtd>
      </mtr>
      <mtr>
        <mtd>
          <mrow>
            <mi>p</mi>
            <mrow>
              <mrow>
                <mo stretchy="false">(</mo>
                <mi>x</mi>
                <mo stretchy="false">)</mo>
              </mrow>
              <mi mathvariant="normal">=</mi>
              <mfrac>
                <mrow>
                  <msup>
                    <mi>e</mi>
                    <mrow>
                      <mi mathvariant="normal">−</mi>
                      <mo stretchy="false">λ</mo>
                    </mrow>
                  </msup>
                  <mo stretchy="false">λ</mo>
                </mrow>
                <mrow>
                  <mi>x</mi>
                  <mi>!</mi>
                </mrow>
              </mfrac>
            </mrow>
          </mrow>
        </mtd>
      </mtr>
    </mtable>
    <annotation encoding="StarMath 5.0">Poisson: Número de ocorrências in [0, t]
newline
p(x) = {e^{-%lambda}%lambda} over{x!}</annotation>
  </semantics>
</math>
</file>

<file path=Object 13/content.xml><?xml version="1.0" encoding="utf-8"?>
<math xmlns="http://www.w3.org/1998/Math/MathML">
  <semantics>
    <mtable>
      <mtr>
        <mtd>
          <mrow>
            <mi mathvariant="italic">Exponencial</mi>
            <mi mathvariant="normal">:</mi>
            <mi mathvariant="italic">Tempo</mi>
            <mi>T</mi>
            <mi mathvariant="italic">até</mi>
            <mi>a</mi>
            <mi mathvariant="italic">ocorrência</mi>
            <mi mathvariant="italic">do</mi>
            <mi mathvariant="italic">evento</mi>
          </mrow>
        </mtd>
      </mtr>
      <mtr>
        <mtd>
          <mrow>
            <mi>F</mi>
            <mrow>
              <mrow>
                <mo stretchy="false">(</mo>
                <mi>t</mi>
                <mo stretchy="false">)</mo>
              </mrow>
              <mi mathvariant="normal">=</mi>
              <mi>P</mi>
            </mrow>
            <mrow>
              <mrow>
                <mo stretchy="false">(</mo>
                <mrow>
                  <mi>T</mi>
                  <mi mathvariant="normal">≤</mi>
                  <mi>t</mi>
                </mrow>
                <mo stretchy="false">)</mo>
              </mrow>
              <mi mathvariant="normal">=</mi>
              <mrow>
                <mn>1</mn>
                <mi mathvariant="normal">−</mi>
                <msup>
                  <mi>e</mi>
                  <mrow>
                    <mrow>
                      <mi mathvariant="normal">−</mi>
                      <mo stretchy="false">λ</mo>
                    </mrow>
                    <mi>t</mi>
                  </mrow>
                </msup>
              </mrow>
            </mrow>
          </mrow>
        </mtd>
      </mtr>
      <mtr>
        <mtd>
          <mrow>
            <mi>P</mi>
            <mrow>
              <mrow>
                <mo stretchy="false">(</mo>
                <mrow>
                  <mi>T</mi>
                  <mo stretchy="false">&gt;</mo>
                  <mi>t</mi>
                </mrow>
                <mo stretchy="false">)</mo>
              </mrow>
              <mi mathvariant="normal">=</mi>
              <msup>
                <mi>e</mi>
                <mrow>
                  <mrow>
                    <mi mathvariant="normal">−</mi>
                    <mo stretchy="false">λ</mo>
                  </mrow>
                  <mi>t</mi>
                </mrow>
              </msup>
            </mrow>
          </mrow>
        </mtd>
      </mtr>
    </mtable>
    <annotation encoding="StarMath 5.0">Exponencial: Tempo T até a ocorrência do evento
newline
F(t)=P(T&lt;=t)=1-e^{-%lambda t}
newline P(T&gt;t)=e^{-%lambda t}</annotation>
  </semantics>
</math>
</file>

<file path=Object 14/content.xml><?xml version="1.0" encoding="utf-8"?>
<math xmlns="http://www.w3.org/1998/Math/MathML">
  <semantics>
    <mrow>
      <mi>f</mi>
      <mrow>
        <mrow>
          <mo stretchy="false">(</mo>
          <mi>t</mi>
          <mo stretchy="false">)</mo>
        </mrow>
        <mi mathvariant="normal">=</mi>
        <mfrac>
          <mi>d</mi>
          <mi mathvariant="italic">dt</mi>
        </mfrac>
      </mrow>
      <mi>F</mi>
      <mrow>
        <mrow>
          <mo stretchy="false">(</mo>
          <mi>t</mi>
          <mo stretchy="false">)</mo>
        </mrow>
        <mi mathvariant="normal">=</mi>
        <mo stretchy="false">λ</mo>
      </mrow>
      <msup>
        <mi>e</mi>
        <mrow>
          <mrow>
            <mi mathvariant="normal">−</mi>
            <mo stretchy="false">λ</mo>
          </mrow>
          <mi>t</mi>
        </mrow>
      </msup>
    </mrow>
    <annotation encoding="StarMath 5.0">f(t) = d over {dt} F(t) = %lambda e^{-%lambda t}</annotation>
  </semantics>
</math>
</file>

<file path=Object 15/content.xml><?xml version="1.0" encoding="utf-8"?>
<math xmlns="http://www.w3.org/1998/Math/MathML">
  <semantics>
    <mrow>
      <mi>E</mi>
      <mrow>
        <mrow>
          <mo stretchy="false">(</mo>
          <mi>T</mi>
          <mo stretchy="false">)</mo>
        </mrow>
        <mi mathvariant="normal">=</mi>
        <mfrac>
          <mn>1</mn>
          <mo stretchy="false">λ</mo>
        </mfrac>
      </mrow>
    </mrow>
    <annotation encoding="StarMath 5.0">E(T)=1 over %lambda</annotation>
  </semantics>
</math>
</file>

<file path=Object 16/content.xml><?xml version="1.0" encoding="utf-8"?>
<math xmlns="http://www.w3.org/1998/Math/MathML">
  <semantics>
    <mrow>
      <mi>V</mi>
      <mrow>
        <mrow>
          <mo stretchy="false">(</mo>
          <mi>T</mi>
          <mo stretchy="false">)</mo>
        </mrow>
        <mi mathvariant="normal">=</mi>
        <mfrac>
          <mn>1</mn>
          <msup>
            <mo stretchy="false">λ</mo>
            <mn>2</mn>
          </msup>
        </mfrac>
      </mrow>
    </mrow>
    <annotation encoding="StarMath 5.0">V(T)=1 over %lambda^2</annotation>
  </semantics>
</math>
</file>

<file path=Object 17/content.xml><?xml version="1.0" encoding="utf-8"?>
<math xmlns="http://www.w3.org/1998/Math/MathML">
  <semantics>
    <mrow>
      <mi>Z</mi>
      <mi mathvariant="normal">=</mi>
      <mfrac>
        <mrow>
          <mi>X</mi>
          <mi mathvariant="normal">−</mi>
          <mo stretchy="false">μ</mo>
        </mrow>
        <mo stretchy="false">σ</mo>
      </mfrac>
    </mrow>
    <annotation encoding="StarMath 5.0">Z = {X-%mu} over {%sigma}</annotation>
  </semantics>
</math>
</file>

<file path=Object 18/content.xml><?xml version="1.0" encoding="utf-8"?>
<math xmlns="http://www.w3.org/1998/Math/MathML">
  <semantics>
    <mrow>
      <mi>E</mi>
      <mrow>
        <mrow>
          <mo stretchy="false">(</mo>
          <mi>X</mi>
          <mo stretchy="false">)</mo>
        </mrow>
        <mi mathvariant="normal">=</mi>
        <mo stretchy="false">μ</mo>
      </mrow>
    </mrow>
    <annotation encoding="StarMath 5.0">E(X) = %mu</annotation>
  </semantics>
</math>
</file>

<file path=Object 19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sup>
          <mo stretchy="false">σ</mo>
          <mn>2</mn>
        </msup>
      </mrow>
    </mrow>
    <annotation encoding="StarMath 5.0">V(X) = %sigma^2</annotation>
  </semantics>
</math>
</file>

<file path=Object 2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i>t</mi>
                <mo stretchy="false">)</mo>
              </mrow>
              <mi mathvariant="normal">=</mi>
              <mi mathvariant="italic">Funcao</mi>
            </mrow>
            <mi mathvariant="italic">de</mi>
            <mi mathvariant="italic">distribuicão</mi>
            <mi mathvariant="italic">acumulada</mi>
          </mrow>
        </mtd>
      </mtr>
      <mtr>
        <mtd>
          <mrow>
            <mi>P</mi>
            <mrow>
              <mrow>
                <mo stretchy="false">(</mo>
                <mrow>
                  <mi>T</mi>
                  <mi mathvariant="normal">≤</mi>
                  <mi>t</mi>
                </mrow>
                <mo stretchy="false">)</mo>
              </mrow>
              <mi mathvariant="normal">=</mi>
              <mrow>
                <msubsup>
                  <mi mathvariant="normal">∫</mi>
                  <mrow>
                    <mi mathvariant="normal">−</mi>
                    <mi mathvariant="normal">∞</mi>
                  </mrow>
                  <mi>t</mi>
                </msubsup>
                <mi>f</mi>
              </mrow>
            </mrow>
            <mrow>
              <mo stretchy="false">(</mo>
              <mi>x</mi>
              <mo stretchy="false">)</mo>
            </mrow>
            <mi mathvariant="italic">dx</mi>
          </mrow>
        </mtd>
      </mtr>
    </mtable>
    <annotation encoding="StarMath 5.0">F(t) =Funcao de distribuicão acumulada
newline
P(T&lt;=t) = int^t_-infinity f(x)dx
</annotation>
  </semantics>
</math>
</file>

<file path=Object 20/content.xml><?xml version="1.0" encoding="utf-8"?>
<math xmlns="http://www.w3.org/1998/Math/MathML">
  <semantics>
    <mrow>
      <mo stretchy="false">μ</mo>
      <mi mathvariant="normal">=</mi>
      <mo stretchy="false">λ</mo>
    </mrow>
    <annotation encoding="StarMath 5.0">%mu = %lambda</annotation>
  </semantics>
</math>
</file>

<file path=Object 21/content.xml><?xml version="1.0" encoding="utf-8"?>
<math xmlns="http://www.w3.org/1998/Math/MathML">
  <semantics>
    <mtable>
      <mtr>
        <mtd>
          <mrow>
            <mi mathvariant="italic">Aproximacão</mi>
            <mi mathvariant="italic">da</mi>
            <mi mathvariant="italic">Binomial</mi>
            <mi mathvariant="italic">pela</mi>
            <mi mathvariant="italic">Normal</mi>
          </mrow>
        </mtd>
      </mtr>
      <mtr>
        <mtd>
          <mrow>
            <mi mathvariant="italic">np</mi>
            <mi mathvariant="normal">≥</mi>
            <mn>5</mn>
          </mrow>
        </mtd>
      </mtr>
      <mtr>
        <mtd>
          <mrow>
            <mi>n</mi>
            <mrow>
              <mrow>
                <mo stretchy="false">(</mo>
                <mrow>
                  <mn>1</mn>
                  <mi mathvariant="normal">−</mi>
                  <mi>p</mi>
                </mrow>
                <mo stretchy="false">)</mo>
              </mrow>
              <mi mathvariant="normal">≥</mi>
              <mn>5</mn>
            </mrow>
          </mrow>
        </mtd>
      </mtr>
      <mtr>
        <mtd>
          <mrow>
            <mo stretchy="false">(</mo>
            <mrow>
              <mi mathvariant="italic">Usar</mi>
              <mi mathvariant="italic">correcão</mi>
              <mi mathvariant="italic">de</mi>
              <mi mathvariant="italic">continuidade</mi>
            </mrow>
            <mo stretchy="false">)</mo>
          </mrow>
        </mtd>
      </mtr>
    </mtable>
    <annotation encoding="StarMath 5.0">Aproximacão da Binomial pela Normal
newline
np&gt;=5
newline
n(1-p)&gt;=5
newline
(Usar correcão de continuidade)</annotation>
  </semantics>
</math>
</file>

<file path=Object 22/content.xml><?xml version="1.0" encoding="utf-8"?>
<math xmlns="http://www.w3.org/1998/Math/MathML">
  <semantics>
    <mrow>
      <mo stretchy="false">σ</mo>
      <mi mathvariant="normal">=</mi>
      <msqrt>
        <mo stretchy="false">λ</mo>
      </msqrt>
    </mrow>
    <annotation encoding="StarMath 5.0">%sigma = sqrt{%lambda}</annotation>
  </semantics>
</math>
</file>

<file path=Object 23/content.xml><?xml version="1.0" encoding="utf-8"?>
<math xmlns="http://www.w3.org/1998/Math/MathML">
  <semantics>
    <mrow>
      <mo stretchy="false">σ</mo>
      <mi mathvariant="normal">=</mi>
      <msqrt>
        <mrow>
          <mi mathvariant="italic">np</mi>
          <mrow>
            <mo stretchy="false">(</mo>
            <mrow>
              <mn>1</mn>
              <mi mathvariant="normal">−</mi>
              <mi>p</mi>
            </mrow>
            <mo stretchy="false">)</mo>
          </mrow>
        </mrow>
      </msqrt>
    </mrow>
    <annotation encoding="StarMath 5.0">%sigma=sqrt{np(1-p)}</annotation>
  </semantics>
</math>
</file>

<file path=Object 24/content.xml><?xml version="1.0" encoding="utf-8"?>
<math xmlns="http://www.w3.org/1998/Math/MathML">
  <semantics>
    <mrow>
      <mo stretchy="false">μ</mo>
      <mi mathvariant="normal">=</mi>
      <mi mathvariant="italic">np</mi>
    </mrow>
    <annotation encoding="StarMath 5.0">%mu=np</annotation>
  </semantics>
</math>
</file>

<file path=Object 25/content.xml><?xml version="1.0" encoding="utf-8"?>
<math xmlns="http://www.w3.org/1998/Math/MathML">
  <semantics>
    <mtable>
      <mtr>
        <mtd>
          <mrow>
            <mi mathvariant="italic">Aproximacão</mi>
            <mi mathvariant="italic">da</mi>
            <mi mathvariant="italic">Poisson</mi>
            <mi mathvariant="italic">pela</mi>
            <mi mathvariant="italic">Normal</mi>
          </mrow>
        </mtd>
      </mtr>
      <mtr>
        <mtd>
          <mrow>
            <mo stretchy="false">λ</mo>
            <mi mathvariant="normal">≥</mi>
            <mn>5</mn>
          </mrow>
        </mtd>
      </mtr>
      <mtr>
        <mtd>
          <mrow>
            <mo stretchy="false">(</mo>
            <mrow>
              <mi mathvariant="italic">Usar</mi>
              <mi mathvariant="italic">correcão</mi>
              <mi mathvariant="italic">de</mi>
              <mi mathvariant="italic">continuidade</mi>
            </mrow>
            <mo stretchy="false">)</mo>
          </mrow>
        </mtd>
      </mtr>
    </mtable>
    <annotation encoding="StarMath 5.0">Aproximacão da Poisson pela Normal
newline
%lambda&gt;=5
newline
(Usar correcão de continuidade)
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i>d</mi>
          <mi mathvariant="italic">dx</mi>
        </mfrac>
      </mrow>
      <mi>F</mi>
      <mrow>
        <mo stretchy="false">(</mo>
        <mi>x</mi>
        <mo stretchy="false">)</mo>
      </mrow>
    </mrow>
    <annotation encoding="StarMath 5.0">f(x) = d over {dx} F(x)</annotation>
  </semantics>
</math>
</file>

<file path=Object 4/content.xml><?xml version="1.0" encoding="utf-8"?>
<math xmlns="http://www.w3.org/1998/Math/MathML">
  <semantics>
    <mrow>
      <mrow>
        <mover accent="true">
          <mi>X</mi>
          <mo stretchy="false">ˉ</mo>
        </mover>
        <mi mathvariant="normal">=</mi>
        <mfrac>
          <mn>1</mn>
          <mi>N</mi>
        </mfrac>
      </mrow>
      <mrow>
        <munderover>
          <mi mathvariant="normal">∑</mi>
          <mrow>
            <mi>i</mi>
            <mi mathvariant="normal">=</mi>
            <mn>1</mn>
          </mrow>
          <mi>n</mi>
        </munderover>
        <mi mathvariant="italic">Xi</mi>
      </mrow>
    </mrow>
    <annotation encoding="StarMath 5.0">bar {X}  = {1} over {N} sum from{i=1} to{n} Xi  </annotation>
  </semantics>
</math>
</file>

<file path=Object 5/content.xml><?xml version="1.0" encoding="utf-8"?>
<math xmlns="http://www.w3.org/1998/Math/MathML">
  <semantics>
    <mrow>
      <mrow>
        <msup>
          <mo stretchy="false">σ</mo>
          <mn>2</mn>
        </msup>
        <mi mathvariant="normal">=</mi>
        <mi>V</mi>
      </mrow>
      <mrow>
        <mrow>
          <mo stretchy="false">(</mo>
          <mi>X</mi>
          <mo stretchy="false">)</mo>
        </mrow>
        <mi mathvariant="normal">=</mi>
        <mrow>
          <msubsup>
            <mi mathvariant="normal">∫</mi>
            <mrow>
              <mi mathvariant="normal">−</mi>
              <mi mathvariant="normal">∞</mi>
            </mrow>
            <mrow>
              <mo stretchy="false">+</mo>
              <mi mathvariant="normal">∞</mi>
            </mrow>
          </msubsup>
          <mrow>
            <mrow>
              <mo stretchy="false">(</mo>
              <mrow>
                <mi>x</mi>
                <mi mathvariant="normal">−</mi>
                <mo stretchy="false">μ</mo>
              </mrow>
              <mo stretchy="false">)</mo>
            </mrow>
            <mi mathvariant="italic">²f</mi>
            <mrow>
              <mo stretchy="false">(</mo>
              <mi>x</mi>
              <mo stretchy="false">)</mo>
            </mrow>
            <mi mathvariant="italic">dx</mi>
          </mrow>
        </mrow>
      </mrow>
    </mrow>
    <annotation encoding="StarMath 5.0">%sigma^{2}  = V(X)= int^{+infinity}_{-infinity}{(x-%mu)²f(x)dx}</annotation>
  </semantics>
</math>
</file>

<file path=Object 6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i mathvariant="normal">=</mi>
        <mi>E</mi>
      </mrow>
      <mrow>
        <mrow>
          <mo stretchy="false">(</mo>
          <mi mathvariant="italic">X²</mi>
          <mo stretchy="false">)</mo>
        </mrow>
        <mi mathvariant="normal">−</mi>
        <mo stretchy="false">μ</mo>
      </mrow>
      <mn>²</mn>
    </mrow>
    <annotation encoding="StarMath 5.0">V(X) = E(X²)-{%mu}²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enced open="{" close="}">
          <mtable>
            <mtr>
              <mtd>
                <mrow>
                  <mfrac>
                    <mn>1</mn>
                    <mrow>
                      <mo stretchy="false">β</mo>
                      <mi mathvariant="normal">−</mi>
                      <mo stretchy="false">α</mo>
                    </mrow>
                  </mfrac>
                  <mi>,</mi>
                  <mi mathvariant="italic">para</mi>
                  <mrow>
                    <mi>x</mi>
                    <mi mathvariant="normal">∈</mi>
                    <mrow>
                      <mi stretchy="false" mathvariant="normal">[</mi>
                      <mrow>
                        <mo stretchy="false">α</mo>
                        <mi>,</mi>
                        <mo stretchy="false">β</mo>
                      </mrow>
                      <mi stretchy="false" mathvariant="normal">]</mi>
                    </mrow>
                  </mrow>
                </mrow>
              </mtd>
            </mtr>
            <mtr>
              <mtd>
                <mrow>
                  <mn>0,</mn>
                  <mi mathvariant="italic">para</mi>
                  <mrow>
                    <mi>x</mi>
                    <mi mathvariant="normal">∈</mi>
                    <mrow>
                      <mi stretchy="false" mathvariant="normal">[</mi>
                      <mrow>
                        <mo stretchy="false">α</mo>
                        <mi>,</mi>
                        <mo stretchy="false">β</mo>
                      </mrow>
                      <mi stretchy="false" mathvariant="normal">]</mi>
                    </mrow>
                  </mrow>
                </mrow>
              </mtd>
            </mtr>
          </mtable>
        </mfenced>
      </mrow>
    </mrow>
    <annotation encoding="StarMath 5.0">f(x)= left lbrace matrix {{1} over {%beta-%alpha}, para x in [%alpha,%beta] ## 0, para x in [%alpha,%beta]} right rbrace </annotation>
  </semantics>
</math>
</file>

<file path=Object 8/content.xml><?xml version="1.0" encoding="utf-8"?>
<math xmlns="http://www.w3.org/1998/Math/MathML">
  <semantics>
    <mrow>
      <mi>E</mi>
      <mrow>
        <mrow>
          <mo stretchy="false">(</mo>
          <mi>X</mi>
          <mo stretchy="false">)</mo>
        </mrow>
        <mi mathvariant="normal">=</mi>
        <mfrac>
          <mrow>
            <mo stretchy="false">α</mo>
            <mo stretchy="false">+</mo>
            <mo stretchy="false">β</mo>
          </mrow>
          <mn>2</mn>
        </mfrac>
      </mrow>
    </mrow>
    <annotation encoding="StarMath 5.0">E(X) = {%alpha+%beta} over 2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enced open="{" close="}">
          <mtable>
            <mtr>
              <mtd>
                <mrow>
                  <mn>0,</mn>
                  <mi mathvariant="italic">para</mi>
                  <mrow>
                    <mi>x</mi>
                    <mo stretchy="false">&lt;</mo>
                    <mo stretchy="false">α</mo>
                  </mrow>
                </mrow>
              </mtd>
            </mtr>
            <mtr>
              <mtd>
                <mrow>
                  <mfrac>
                    <mrow>
                      <mi>x</mi>
                      <mi mathvariant="normal">−</mi>
                      <mo stretchy="false">α</mo>
                    </mrow>
                    <mrow>
                      <mo stretchy="false">β</mo>
                      <mi mathvariant="normal">−</mi>
                      <mo stretchy="false">α</mo>
                    </mrow>
                  </mfrac>
                  <mi>,</mi>
                  <mi mathvariant="italic">para</mi>
                  <mrow>
                    <mrow>
                      <mo stretchy="false">α</mo>
                      <mi mathvariant="normal">≤</mi>
                      <mi>x</mi>
                    </mrow>
                    <mo stretchy="false">&lt;</mo>
                    <mo stretchy="false">β</mo>
                  </mrow>
                </mrow>
              </mtd>
            </mtr>
            <mtr>
              <mtd>
                <mrow>
                  <mn>0,</mn>
                  <mi mathvariant="italic">para</mi>
                  <mrow>
                    <mi>x</mi>
                    <mi mathvariant="normal">≥</mi>
                    <mo stretchy="false">β</mo>
                  </mrow>
                </mrow>
              </mtd>
            </mtr>
          </mtable>
        </mfenced>
      </mrow>
    </mrow>
    <annotation encoding="StarMath 5.0">F(x) = left lbrace matrix {{0, para  x &lt; %alpha} ## {{x-%alpha} over {%beta-%alpha}, para %alpha &lt;=x&lt; %beta} ## 0, para x &gt;= %beta} right rbrace</annotation>
  </semantics>
</math>
</file>